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252in" svg:height="4.1827in" svg:x="1.8535in" svg:y="0.0315in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5" calcext:value-type="float">
            <text:p>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22:05:04.527346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03-15T22:05:39.333668057</dc:date>
    <meta:editing-duration>PT28M47S</meta:editing-duration>
    <meta:editing-cycles>13</meta:editing-cycles>
    <meta:generator>LibreOffice/24.2.0.3$Linux_X86_64 LibreOffice_project/420$Build-3</meta:generator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147cm" svg:height="10.625cm" xlink:href=".." xlink:type="simple" chart:class="chart:line" chart:style-name="ch1">
        <chart:plot-area chart:style-name="ch2" table:cell-range-address="Sheet1.A1:Sheet1.B15" chart:data-source-has-labels="column" svg:x="0.422cm" svg:y="0.212cm" svg:width="20.303cm" svg:height="10.201cm">
          <chart:coordinate-region svg:x="1.229cm" svg:y="0.411cm" svg:width="18.872cm" svg:height="9.355cm"/>
          <chart:axis chart:dimension="x" chart:name="primary-x" chart:style-name="ch3" chartooo:axis-type="auto">
            <chartooo:date-scale/>
            <chart:categories table:cell-range-address="Sheet1.A1:Sheet1.A1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5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5</svg:desc>
                </draw:g>
              </table:table-cell>
              <table:table-cell office:value-type="float" office:value="80">
                <text:p>8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